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4" style:family="table">
      <style:table-properties style:width="19.001cm" table:align="margins"/>
    </style:style>
    <style:style style:name="表格4.A" style:family="table-column">
      <style:table-column-properties style:column-width="19.001cm" style:rel-column-width="65535*"/>
    </style:style>
    <style:style style:name="表格4.A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19.001cm" style:rel-column-width="65535*"/>
    </style:style>
    <style:style style:name="表格1.A1" style:family="table-cell">
      <style:table-cell-properties fo:padding="0.097cm" fo:border="0.05pt solid #000000"/>
    </style:style>
    <style:style style:name="表格7" style:family="table">
      <style:table-properties style:width="19.001cm" table:align="margins"/>
    </style:style>
    <style:style style:name="表格7.A" style:family="table-column">
      <style:table-column-properties style:column-width="9.5cm" style:rel-column-width="32767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3" style:family="paragraph" style:parent-style-name="Standard">
      <style:text-properties fo:font-weight="bold" style:letter-kerning="true" style:language-asian="zh" style:country-asian="TW" style:font-weight-asian="bold"/>
    </style:style>
    <style:style style:name="P4" style:family="paragraph" style:parent-style-name="Standard">
      <style:text-properties style:language-asian="zh" style:country-asian="TW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Standard">
      <style:text-properties fo:font-weight="bold" style:letter-kerning="true" style:language-asian="zh" style:country-asian="TW" style:font-weight-asian="bold"/>
    </style:style>
    <style:style style:name="P8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9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0" style:family="paragraph" style:parent-style-name="Standard">
      <style:paragraph-properties fo:break-before="page" fo:padding="0.074cm" fo:border-left="none" fo:border-right="none" fo:border-top="none" fo:border-bottom="0.06pt solid #000000" style:join-border="false"/>
    </style:style>
    <style:style style:name="P11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12" style:family="paragraph" style:parent-style-name="Table_20_Contents" style:list-style-name="L1">
      <style:text-properties fo:font-weight="bold" style:language-asian="zh" style:country-asian="TW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金門大學 資訊工程系 101 學年度下學期 網路程式設計 期末考 (補考) 出題者：陳鍾誠</text:p>
      <text:p text:style-name="P5">考生姓名： <text:s text:c="47"/>學號： <text:s text:c="43"/>得分：</text:p>
      <text:p text:style-name="P11">請說明下列兩者之關係 (每題 4 分, 共 40 分)<text:line-break/></text:p>
      <table:table table:name="表格7" table:style-name="表格7">
        <table:table-column table:style-name="表格7.A" table:number-columns-repeated="2"/>
        <table:table-row>
          <table:table-cell table:style-name="表格7.A1" office:value-type="string">
            <text:list xml:id="list31238011" text:style-name="L1">
              <text:list-item>
                <text:p text:style-name="P12">CSS 與 HTML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表格7.B1" office:value-type="string">
            <text:list xml:id="list31483896" text:continue-numbering="true" text:style-name="L1">
              <text:list-item>
                <text:p text:style-name="P12">JavaScript 與 HTML</text:p>
              </text:list-item>
            </text:list>
          </table:table-cell>
        </table:table-row>
        <table:table-row>
          <table:table-cell table:style-name="表格7.A2" office:value-type="string">
            <text:list xml:id="list31485639" text:continue-numbering="true" text:style-name="L1">
              <text:list-item>
                <text:p text:style-name="P12">JavaScript 與 CSS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  <table:table-cell table:style-name="表格7.B2" office:value-type="string">
            <text:list xml:id="list31484147" text:continue-numbering="true" text:style-name="L1">
              <text:list-item>
                <text:p text:style-name="P12">Node.js 與 JavaScript</text:p>
              </text:list-item>
            </text:list>
          </table:table-cell>
        </table:table-row>
        <table:table-row>
          <table:table-cell table:style-name="表格7.A2" office:value-type="string">
            <text:list xml:id="list31473237" text:continue-numbering="true" text:style-name="L1">
              <text:list-item>
                <text:p text:style-name="P12">JavaScript 與 DOM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  <table:table-cell table:style-name="表格7.B2" office:value-type="string">
            <text:list xml:id="list31482729" text:continue-numbering="true" text:style-name="L1">
              <text:list-item>
                <text:p text:style-name="P12">jQuery 與 JavaScript</text:p>
              </text:list-item>
            </text:list>
          </table:table-cell>
        </table:table-row>
        <table:table-row>
          <table:table-cell table:style-name="表格7.A2" office:value-type="string">
            <text:list xml:id="list31486387" text:continue-numbering="true" text:style-name="L1">
              <text:list-item>
                <text:p text:style-name="P12">AJAX 與 JavaScript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  <table:table-cell table:style-name="表格7.B2" office:value-type="string">
            <text:list xml:id="list31475390" text:continue-numbering="true" text:style-name="L1">
              <text:list-item>
                <text:p text:style-name="P12">callback 與 JavaScript</text:p>
              </text:list-item>
            </text:list>
          </table:table-cell>
        </table:table-row>
        <table:table-row>
          <table:table-cell table:style-name="表格7.A2" office:value-type="string">
            <text:list xml:id="list31465115" text:continue-numbering="true" text:style-name="L1">
              <text:list-item>
                <text:p text:style-name="P12">closure 與 JavaScript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  <table:table-cell table:style-name="表格7.B2" office:value-type="string">
            <text:list xml:id="list31477239" text:continue-numbering="true" text:style-name="L1">
              <text:list-item>
                <text:p text:style-name="P12">JSON 與 JavaScript</text:p>
              </text:list-item>
            </text:list>
          </table:table-cell>
        </table:table-row>
      </table:table>
      <text:p text:style-name="P11"/>
      <text:p text:style-name="P2">程式說明 (請加上詳細的解釋, 每個 3 分, 共 60 分))</text:p>
      <text:p text:style-name="P2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">程式說明 <text:s/>1</text:p>
            <text:p text:style-name="P2"/>
            <text:p text:style-name="P2">1. a { text-decoration: none; <text:s/>color: #007edf;}</text:p>
            <text:p text:style-name="P2"/>
            <text:p text:style-name="P2"/>
            <text:p text:style-name="P2">2. h1 { color:#333333; <text:s/>font-weight: bold; }</text:p>
            <text:p text:style-name="P2"/>
            <text:p text:style-name="P2"/>
            <text:p text:style-name="P2">3. #footer { <text:s/>text-align:center; }</text:p>
            <text:p text:style-name="P2"/>
          </table:table-cell>
        </table:table-row>
      </table:table>
      <text:p text:style-name="P2"/>
      <text:p text:style-name="P6">考生姓名： <text:s text:c="47"/>學號： <text:s text:c="43"/></text:p>
      <text:p text:style-name="P2"/>
      <text:p text:style-name="P2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程式說明 2 </text:p>
            <text:p text:style-name="P2"/>
            <text:p text:style-name="P2">&lt;html&gt;&lt;body&gt;</text:p>
            <text:p text:style-name="P2">&lt;script type="text/javascript"&gt;</text:p>
            <text:p text:style-name="P2">4. var george = {</text:p>
            <text:p text:style-name="P2"><text:s text:c="2"/>"name": "George",</text:p>
            <text:p text:style-name="P2"><text:s text:c="2"/>"age": 25,</text:p>
            <text:p text:style-name="P2"><text:s text:c="2"/>"friends": [</text:p>
            <text:p text:style-name="P2"><text:s text:c="5"/>{"name": "John", "age": 22 },</text:p>
            <text:p text:style-name="P2"><text:s text:c="5"/>{"name": "Mary", "age": 28 }</text:p>
            <text:p text:style-name="P2"><text:s text:c="2"/>]</text:p>
            <text:p text:style-name="P2">};</text:p>
            <text:p text:style-name="P2"/>
            <text:p text:style-name="P2"><text:s text:c="4"/>document.write("george.age="+george.age+"&lt;br/&gt;");</text:p>
            <text:p text:style-name="P2">5. document.write("george.friends:\n&lt;ol&gt;");</text:p>
            <text:p text:style-name="P2">var friends = george.friends;</text:p>
            <text:p text:style-name="P2">6. for (i in friends)</text:p>
            <text:p text:style-name="P2"><text:s text:c="2"/>document.write("&lt;li&gt;"+friends[i].name+" is "+friends[i].age+"years old!&lt;/li&gt;");</text:p>
            <text:p text:style-name="P2">document.write("&lt;/ol&gt;");</text:p>
            <text:p text:style-name="P2">&lt;/script&gt;</text:p>
            <text:p text:style-name="P2">&lt;/body&gt;&lt;/html&gt;</text:p>
            <text:p text:style-name="P2"/>
            <text:p text:style-name="P2">程式說明 3</text:p>
            <text:p text:style-name="P2"/>
            <text:p text:style-name="P2"><text:s text:c="9"/>var sum = 0;</text:p>
            <text:p text:style-name="P2">7. <text:s text:c="4"/>function add(x) {</text:p>
            <text:p text:style-name="P2"><text:s text:c="13"/>sum += x;</text:p>
            <text:p text:style-name="P2">8. <text:s text:c="8"/>var y = 2;</text:p>
            <text:p text:style-name="P2">9. <text:s text:c="8"/>return function() { <text:s text:c="3"/>var z = x+y; <text:s/>}</text:p>
            <text:p text:style-name="P2"><text:s text:c="9"/>}</text:p>
            <text:p text:style-name="P2"/>
            <text:p text:style-name="P2">10. <text:s text:c="2"/>f = add(3);</text:p>
            <text:p text:style-name="P2">11. <text:s text:c="2"/>f();</text:p>
            <text:p text:style-name="P2"/>
            <text:p text:style-name="P2">12. <text:s/>add(5)();</text:p>
            <text:p text:style-name="P2"/>
            <text:p text:style-name="P2">程式說明 4</text:p>
            <text:p text:style-name="P2"/>
            <text:p text:style-name="P2">13. var PI = 3.14;</text:p>
            <text:p text:style-name="P2">14. Circle = function (radius) {</text:p>
            <text:p text:style-name="P2">15. <text:s text:c="4"/>this.radius = radius</text:p>
            <text:p text:style-name="P2">16. <text:s text:c="4"/>this.area = function() {</text:p>
            <text:p text:style-name="P2">17. <text:s text:c="8"/>return PI * this.radius * this.radius;</text:p>
            <text:p text:style-name="P2">18. <text:s text:c="4"/>}</text:p>
            <text:p text:style-name="P2">};</text:p>
            <text:p text:style-name="P2"/>
            <text:p text:style-name="P2">19. module.exports = Circle;</text:p>
            <text:p text:style-name="P2">20. module.exports.PI = PI;</text:p>
          </table:table-cell>
        </table:table-row>
      </table:table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true" text:line-number="1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3-06-16T11:32:37.76</dc:date>
    <meta:editing-duration>PT7H7M25S</meta:editing-duration>
    <meta:editing-cycles>38</meta:editing-cycles>
    <meta:generator>LibreOffice/3.5$Windows_x86 LibreOffice_project/7122e39-92ed229-498d286-15e43b4-d70da21</meta:generator>
    <meta:print-date>2013-04-12T16:29:17.63</meta:print-date>
    <meta:document-statistic meta:table-count="3" meta:image-count="0" meta:object-count="0" meta:page-count="3" meta:paragraph-count="59" meta:word-count="236" meta:character-count="1519" meta:non-whitespace-character-count="1084"/>
  </office:meta>
</office:document-meta>
</file>